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06135D6CE3D64470.png" manifest:media-type="image/png"/>
  <manifest:file-entry manifest:full-path="Pictures/1000000000000556000003004DDC060762C238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 fo:font-size="22pt" fo:font-weight="bold" officeooo:rsid="0006fb7b" officeooo:paragraph-rsid="0006fb7b" style:font-size-asian="22pt" style:font-weight-asian="bold" style:font-size-complex="22pt" style:font-weight-complex="bold"/>
    </style:style>
    <style:style style:name="P2" style:family="paragraph" style:parent-style-name="Standard">
      <style:text-properties officeooo:paragraph-rsid="0006fb7b"/>
    </style:style>
    <style:style style:name="T1" style:family="text">
      <style:text-properties fo:color="#ff0000" fo:font-size="22pt" fo:font-weight="bold" officeooo:rsid="0006fb7b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ith hearts</text:span></text:p>
      <text:p text:style-name="Standard"><draw:frame draw:style-name="fr2" draw:name="Kép1" text:anchor-type="paragraph" svg:y="0.423cm" svg:width="18.87cm" svg:height="10.608cm" draw:z-index="1"><draw:image xlink:href="Pictures/10000000000005560000030006135D6CE3D64470.png" xlink:type="simple" xlink:show="embed" xlink:actuate="onLoad"/></draw:frame></text:p>
      <text:p text:style-name="Standard"/>
      <text:p text:style-name="P1">with skull</text:p>
      <text:p text:style-name="Standard"/>
      <text:p text:style-name="Standard"><draw:frame draw:style-name="fr1" draw:name="Kép2" text:anchor-type="paragraph" svg:width="18.863cm" svg:height="10.605cm" draw:z-index="0"><draw:image xlink:href="Pictures/1000000000000556000003004DDC060762C238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21:49:02.606000000</meta:creation-date>
    <dc:date>2019-01-29T22:46:11.123000000</dc:date>
    <meta:editing-duration>PT46M58S</meta:editing-duration>
    <meta:editing-cycles>1</meta:editing-cycles>
    <meta:generator>LibreOffice/5.2.2.2$Windows_x86 LibreOffice_project/8f96e87c890bf8fa77463cd4b640a2312823f3ad</meta:generator>
    <meta:document-statistic meta:table-count="0" meta:image-count="2" meta:object-count="0" meta:page-count="1" meta:paragraph-count="2" meta:word-count="4" meta:character-count="21" meta:non-whitespace-character-count="19"/>
  </office:meta>
</office:document-meta>
</file>